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List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MessageProvider.findBy( T condi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sinessDao.get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Bar.someMethod( Integer theArg , Object other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ridgeMethodResolverTests.findBridgedMethodFromMultipleBrid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yBoo.foo( Integer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oImpl.AbstractDaoImpl( T object , S other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yBar.someMethod( String theArg , Object other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ar.someMethod( T theArg , Map &lt; ? , ? &gt;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yBoo.foo( String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List.add( int index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List.add( String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HibernateRepository.saveOrUpdate( T ent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idgeMethodResolverTests.spr335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xtendsReallyDeepNow.someMethod( Integer s , String t , Long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tableRepositoryRegistry.setRepos( R ... re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ringList.set( int index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List.subList( int fromIndex , int to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List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mplementsInterface.doSomething( D domainObject , 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ar.someMethod( Map &lt; ? , ? &gt; m , Object other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ridgeMethodResolverTests.findMethodWithReturnType( String name , Class &lt; ? &gt; returnType , Class &lt; SettingsDaoImpl &gt; target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enericHibernateRepository.setPersistentClass( Class &lt; T &gt;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ridgeMethodResolverTests.onAllMethod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List.addAll( int index , Collection &lt; ? extends String &gt;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BroadcasterImpl.receive( ModifiedMessag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usinessDao.save( Business &lt; ? &gt; busin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ttableRepositoryRegistry.injectInto( R r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ringList.remove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List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ainObject.method1( ParameterType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HibernateRepository.findById( ID id , boolean l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tableRepositoryRegistry.getFor( Class &lt; T &gt; entity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tingsDaoImpl.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List.contain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Event.GenericEvent( int prior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List.lastIndexOf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List.addAll( Collection &lt; ? extends String &gt;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ableBounded.boundedOperation( E my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gaMessageProducerImpl.receive( MegaMessag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List.ge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SqlMapIntegerDao.saveOrUpdate( T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yFoo.someVarargMethod( String theArg , Object ... other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ridgeMethodResolverTests.findBridgedMethodFrom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nericEventBroadcasterImpl.setChannel( Channel 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gaMessageProducerImpl.receive( ModifiedMegaMessag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mailProvider.findBy( EmailSearchConditions condi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gaMessageProducerImpl.receive( NewMegaMessag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tableRepositoryRegistry.afterProperti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aseClass.test( S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omainObject.method1( P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o.saveVararg( T t ,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ringList.retainAll( Collection &lt; ? &gt;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EventBroadcasterImpl.GenericEventBroadcasterImpl( Class &lt; ? extends T &gt; ... ev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ridgeMethodResolverTests.spr353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ridgeMethodResolverTests.spr330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ImplementsInterface.anotherBase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ssageBroadcasterImpl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BroadcasterImpl.MessageBroadcaste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HibernateRepository.findByExample( T example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omainObject.method2( P p , R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ringList.to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bernateRepositoryRegistry.getFor( Class &lt; T &gt; entity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Homer.foo( L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GenericParameter.getFor( Integer inte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sinessGenericDao.save( 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DaoImpl.loadFrom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idgeMethodResolverTests.findBridgedMethodInHierarch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enericHibernateRepository.find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idgeMethodResolverTests.testClassHierarch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idgeMethodResolverTests.doTestHierarchyResolution( Class &lt; ? &gt;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ingList.indexOf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SqlMapDao.saveOrUpdate( T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idgeMethodResolverTests.withDoubleBoundParameterizedOnInstanti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ingList.listIterator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EventBroadcasterImpl.setBean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idgeMethodResolverTests.spr258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ridgeMethodResolverTests.findBridgedVararg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enericHibernateRepository.delete( Collection &lt; T &gt; enti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ateAdder.add(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ridgeMethodResolverTests.spr2648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nericEvent.getPrio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BroadcasterImpl.receive( RemovedMessag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ibernateRepositoryRegistry.injectInto( GenericHibernateRepository &lt; ? , ? &gt; r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yFoo.someMethod( Integer theArg , Object other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ridgeMethodResolverTests.testInterfaceHierarch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EventBroadcasterImpl.unsubscrib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ttableRepositoryRegistry.register( R ... re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oClass.test( S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idgeMethodResolverTests.spr276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nericHibernateRepository.findBy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Foo.someMethod( String theArg , Object other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ssageBroadcasterImpl.receive( Messag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idgeMethodResolverTests.isBridgeMethodF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ridgeMethodResolverTests.spr304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serDaoImpl.save( Permission pe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serDaoImpl.saveVararg( User user ,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Dao.save( T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ridgeMethodResolverTests.spr317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ridgeMethodResolverTests.spr348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enericHibernateRepository.getPersisten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List.removeAll( Collection &lt; ? &gt;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ainObject.method2( ParameterType p , byte [ ]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idgeMethodResolverTests.withSingleBoundParameterizedOnInstanti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ttableRepositoryRegistry.register( R r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ttingsDaoImpl.SettingsDaoImpl( ConcreteSettings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List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HibernateRepository.delete( 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enericHibernateRepository.refresh( T ent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idgeMethodResolverTests.spr332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ingList.containsAll( Collection &lt; ? &gt;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sAbstractImplementsInterface.doSomething( DomainObjectExtendsSuper domainObject , 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ounded.boundedOperation( E my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llyDeepNow.someMethod( S s , T t , R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ringList.remov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sinessDao.get( String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List.toArray( T [ ]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Event.Generic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ridgeMethodResolverTests.doubleParameteriz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ringGenericParameter.getFor( Class &lt; String &gt; c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YourHomer.foo( L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BroadcasterImpl.receive( NewMessag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enericEventBroadcasterImpl.subscrib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ntityClass.test( S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idgeMethodResolverTests.withGenericParameter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ridgeMethodResolverTests.spr260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enericHibernateRepository.delete( T ent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ringList.list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idgeMethodResolverTests.findBridged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